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2">
            <text:p>12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 office:value-type="string">
            <text:p>2023-05-27_12-52-58_000.jpg</text:p>
          </table:table-cell>
          <table:table-cell table:style-name="ce26" office:value-type="string">
            <text:p>-*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-*">
            <text:p>-*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 office:value-type="string">
            <text:p>2023-05-27_14-27-53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-*">
            <text:p>-*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5-27_07-41-23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起きた時刻 / 2023">
            <text:p>:m :PHOTO 起き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5-27_03-44-03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">
            <text:p>:m :PHOTO 寝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3-05-27_08-03-10_000.jpg</text:p>
          </table:table-cell>
          <table:table-cell table:style-name="ce26" office:value-type="string">
            <text:p>:m :th,mysl / topic=~ / content=俺は何処へも行ける。一人で。神様が、共に居て下さる,id=~,other=~ / lang=ja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th,mysl / topic=~ / content=俺は何処へも行ける。一人で。神様が、共に居て下さる,id=~,other=~ / lang=ja">
            <text:p>:m :th,mysl / topic=~ / content=俺は何処へも行ける。一人で。神様が、共に居て下さる,id=~,other=~ / lang=ja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7" office:value-type="string">
            <text:p>2023-05-27_17-26-43_000.jpg</text:p>
          </table:table-cell>
          <table:table-cell table:style-name="ce26" office:value-type="string">
            <text:p>:m #*# RES / JVEMV6 64#290_shokunihon_1 / 『新　日本古典文学大系　１２　続日本紀　一』 著者=~,校注=青木和夫、他 / p.2 / w=~,topic=文武天皇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#*# RES / JVEMV6 64#290_shokunihon_1 / 『新　日本古典文学大系　１２　続日本紀　一』 著者=~,校注=青木和夫、他 / p.2 / w=~,topic=文武天皇,publisher=~,other=~">
            <text:p>:m #*# RES / JVEMV6 64#290_shokunihon_1 / 『新　日本古典文学大系　１２　続日本紀　一』 著者=~,校注=青木和夫、他 / p.2 / w=~,topic=文武天皇,publisher=~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 office:value-type="string">
            <text:p>2023-05-27_03-35-06_000.jpg</text:p>
          </table:table-cell>
          <table:table-cell table:style-name="ce27" office:value-type="string">
            <text:p>:m other / log / 寝る前　ウェブ閲覧　記録　（for オナニー） / 了 / 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3-05-26_21-09-36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7" office:value-type="string">
            <text:p>2023-05-27_13-29-41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2];CONCATENATE([.C12];&quot; / &quot;;[.E10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3-05-27_07-49-3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7" office:value-type="string">
            <text:p>2023-05-26_21-09-33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05-26_18-56-53_000.mp4</text:p>
          </table:table-cell>
          <table:table-cell table:style-name="ce26" office:value-type="string">
            <text:p>:VIDEO / @自室 / 記録 / jap.flute / 演奏、play / R=1 / genre=melody,for=~,file-piece-id=~,memo=~,session=hour-18,recording-id=~,other=tempo:slow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VIDEO / @自室 / 記録 / jap.flute / 演奏、play / R=1 / genre=melody,for=~,file-piece-id=~,memo=~,session=hour-18,recording-id=~,other=tempo:slow">
            <text:p>:VIDEO / @自室 / 記録 / jap.flute / 演奏、play / R=1 / genre=melody,for=~,file-piece-id=~,memo=~,session=hour-18,recording-id=~,other=tempo:slow</text:p>
          </table:table-cell>
          <table:table-cell table:style-name="ce10" table:formula="of:=RIGHT([.B13];[.K13])" office:value-type="string" office:string-value="mp4">
            <text:p>mp4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2">
            <text:p>2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7">2023/05/27</text:date>, <text:time>17:55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27T17:55:57.89</dc:date>
    <dc:creator>iwabuchi ken</dc:creator>
    <meta:editing-duration>P56DT19H12M25S</meta:editing-duration>
    <meta:editing-cycles>18613</meta:editing-cycles>
    <meta:document-statistic meta:table-count="2" meta:cell-count="922" meta:object-count="0"/>
    <meta:user-defined meta:name="qrichtext">1</meta:user-defined>
  </office:meta>
</office:document-meta>
</file>